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57DD8EDA45834E90C1.png" manifest:media-type="image/png"/>
  <manifest:file-entry manifest:full-path="Pictures/1000020100000087000000719F802EFBB2CFFD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b2204" draw:textarea-horizontal-align="justify" draw:textarea-vertical-align="middle" draw:auto-grow-height="false" fo:min-height="0.34cm" fo:min-width="1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77cm" fo:min-width="1.456cm" draw:shadow-offset-x="0.203cm" draw:shadow-offset-y="0.203cm"/>
    </style:style>
    <style:style style:name="gr3" style:family="graphic" style:parent-style-name="standard">
      <style:graphic-properties draw:stroke="none" draw:fill="solid" draw:fill-color="#fff5ce" draw:textarea-horizontal-align="justify" draw:textarea-vertical-align="middle" draw:auto-grow-height="false" fo:min-height="2.686cm" fo:min-width="2.369cm"/>
    </style:style>
    <style:style style:name="gr4" style:family="graphic" style:parent-style-name="standard">
      <style:graphic-properties draw:stroke="none" draw:fill="solid" draw:fill-color="#fff5ce" draw:textarea-horizontal-align="justify" draw:textarea-vertical-align="middle" draw:auto-grow-height="false" fo:min-height="0.15cm" fo:min-width="0.952cm"/>
    </style:style>
    <style:style style:name="gr5" style:family="graphic" style:parent-style-name="standard">
      <style:graphic-properties draw:textarea-horizontal-align="justify" draw:textarea-vertical-align="middle" draw:auto-grow-height="false" fo:min-height="0.835cm" fo:min-width="0.217cm"/>
    </style:style>
    <style:style style:name="gr6" style:family="graphic" style:parent-style-name="standard">
      <style:graphic-properties draw:textarea-horizontal-align="justify" draw:textarea-vertical-align="middle" draw:auto-grow-height="false" fo:min-height="0.292cm" fo:min-width="0.282cm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0.218cm"/>
    </style:style>
    <style:style style:name="gr8" style:family="graphic" style:parent-style-name="standard">
      <style:graphic-properties draw:textarea-horizontal-align="justify" draw:textarea-vertical-align="middle" draw:auto-grow-height="false" fo:min-height="0.01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92cm" fo:min-width="0.282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3cm" fo:min-width="1.456cm" draw:shadow-offset-x="0.203cm" draw:shadow-offset-y="0.203cm"/>
    </style:style>
    <style:style style:name="gr11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2.512cm" fo:min-width="2.369cm"/>
    </style:style>
    <style:style style:name="gr12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0.156cm" fo:min-width="0.978cm"/>
    </style:style>
    <style:style style:name="gr13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785cm" fo:min-width="0.16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42cm" fo:min-width="0.231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242cm" fo:min-width="0.23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666666" draw:marker-start-width="0.279cm" draw:marker-end-width="0.279cm" draw:fill="solid" draw:fill-color="#ffbf00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9cm" fo:min-width="3.559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09cm" fo:min-width="1.456cm" draw:shadow-offset-x="0.203cm" draw:shadow-offset-y="0.203cm"/>
    </style:style>
    <style:style style:name="gr21" style:family="graphic" style:parent-style-name="standard">
      <style:graphic-properties draw:stroke="none" draw:fill="solid" draw:fill-color="#50938a" draw:textarea-horizontal-align="justify" draw:textarea-vertical-align="middle" draw:auto-grow-height="false" fo:min-height="2.511cm" fo:min-width="2.369cm"/>
    </style:style>
    <style:style style:name="gr22" style:family="graphic" style:parent-style-name="standard">
      <style:graphic-properties draw:stroke="none" draw:fill="solid" draw:fill-color="#50938a" draw:textarea-horizontal-align="justify" draw:textarea-vertical-align="middle" draw:auto-grow-height="false" fo:min-height="0.155cm" fo:min-width="0.987cm"/>
    </style:style>
    <style:style style:name="gr23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42cm" fo:min-width="0.232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svg:stroke-width="0.051cm" svg:stroke-color="#666666" draw:marker-start-width="0.279cm" draw:marker-end-width="0.279cm" draw:fill="solid" draw:fill-color="#d4ea6b" draw:textarea-horizontal-align="justify" draw:textarea-vertical-align="middle" draw:auto-grow-height="false" fo:min-height="0.242cm" fo:min-width="0.232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87cm" fo:min-width="1.456cm" draw:shadow-offset-x="0.203cm" draw:shadow-offset-y="0.203cm"/>
    </style:style>
    <style:style style:name="gr29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.511cm" fo:min-width="2.369cm"/>
    </style:style>
    <style:style style:name="gr30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0.156cm" fo:min-width="1cm"/>
    </style:style>
    <style:style style:name="gr31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42cm" fo:min-width="0.232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51cm" svg:stroke-color="#666666" draw:marker-start-width="0.279cm" draw:marker-end-width="0.279cm" draw:fill="solid" draw:fill-color="#e6e905" draw:textarea-horizontal-align="justify" draw:textarea-vertical-align="middle" draw:auto-grow-height="false" fo:min-height="0.242cm" fo:min-width="0.231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03cm" fo:min-width="1.456cm" draw:shadow-offset-x="0.203cm" draw:shadow-offset-y="0.203cm"/>
    </style:style>
    <style:style style:name="gr37" style:family="graphic" style:parent-style-name="standard">
      <style:graphic-properties draw:stroke="none" draw:fill="solid" draw:fill-color="#be480a" draw:textarea-horizontal-align="justify" draw:textarea-vertical-align="middle" draw:auto-grow-height="false" fo:min-height="2.511cm" fo:min-width="2.369cm"/>
    </style:style>
    <style:style style:name="gr38" style:family="graphic" style:parent-style-name="standard">
      <style:graphic-properties draw:stroke="none" draw:fill="solid" draw:fill-color="#be480a" draw:textarea-horizontal-align="justify" draw:textarea-vertical-align="middle" draw:auto-grow-height="false" fo:min-height="0.156cm" fo:min-width="0.966cm"/>
    </style:style>
    <style:style style:name="gr39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42cm" fo:min-width="0.232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43" style:family="graphic" style:parent-style-name="standard">
      <style:graphic-properties svg:stroke-width="0.051cm" svg:stroke-color="#666666" draw:marker-start-width="0.279cm" draw:marker-end-width="0.279cm" draw:fill="solid" draw:fill-color="#ffd8ce" draw:textarea-horizontal-align="justify" draw:textarea-vertical-align="middle" draw:auto-grow-height="false" fo:min-height="0.242cm" fo:min-width="0.231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07cm" fo:min-width="1.456cm" draw:shadow-offset-x="0.203cm" draw:shadow-offset-y="0.203cm"/>
    </style:style>
    <style:style style:name="gr45" style:family="graphic" style:parent-style-name="standard">
      <style:graphic-properties draw:stroke="none" draw:fill="solid" draw:fill-color="#28471f" draw:textarea-horizontal-align="justify" draw:textarea-vertical-align="middle" draw:auto-grow-height="false" fo:min-height="2.511cm" fo:min-width="2.369cm"/>
    </style:style>
    <style:style style:name="gr46" style:family="graphic" style:parent-style-name="standard">
      <style:graphic-properties draw:stroke="none" draw:fill="solid" draw:fill-color="#28471f" draw:textarea-horizontal-align="justify" draw:textarea-vertical-align="middle" draw:auto-grow-height="false" fo:min-height="0.156cm" fo:min-width="0.96cm"/>
    </style:style>
    <style:style style:name="gr47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42cm" fo:min-width="0.232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1" style:family="graphic" style:parent-style-name="standard">
      <style:graphic-properties svg:stroke-width="0.051cm" svg:stroke-color="#666666" draw:marker-start-width="0.279cm" draw:marker-end-width="0.279cm" draw:fill="solid" draw:fill-color="#ffb66c" draw:textarea-horizontal-align="justify" draw:textarea-vertical-align="middle" draw:auto-grow-height="false" fo:min-height="0.242cm" fo:min-width="0.232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5cm" fo:min-width="1.456cm" draw:shadow-offset-x="0.203cm" draw:shadow-offset-y="0.203cm"/>
    </style:style>
    <style:style style:name="gr53" style:family="graphic" style:parent-style-name="standard">
      <style:graphic-properties draw:stroke="none" draw:fill="solid" draw:fill-color="#ed4c05" draw:textarea-horizontal-align="justify" draw:textarea-vertical-align="middle" draw:auto-grow-height="false" fo:min-height="0.155cm" fo:min-width="0.981cm"/>
    </style:style>
    <style:style style:name="gr54" style:family="graphic" style:parent-style-name="standard">
      <style:graphic-properties draw:stroke="none" draw:fill="solid" draw:fill-color="#ed4c05" draw:textarea-horizontal-align="justify" draw:textarea-vertical-align="middle" draw:auto-grow-height="false" fo:min-height="2.511cm" fo:min-width="2.369cm"/>
    </style:style>
    <style:style style:name="gr55" style:family="graphic" style:parent-style-name="standard">
      <style:graphic-properties svg:stroke-width="0.051cm" svg:stroke-color="#666666" draw:marker-start-width="0.279cm" draw:marker-end-width="0.279cm" draw:fill="solid" draw:fill-color="#ffffd7" draw:textarea-horizontal-align="justify" draw:textarea-vertical-align="middle" draw:auto-grow-height="false" fo:min-height="0.786cm" fo:min-width="0.167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666666" draw:marker-start-width="0.279cm" draw:marker-end-width="0.279cm" draw:fill="solid" draw:fill-color="#ffffd7" draw:textarea-horizontal-align="justify" draw:textarea-vertical-align="middle" draw:auto-grow-height="false" fo:min-height="0.242cm" fo:min-width="0.232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666666" draw:marker-start-width="0.279cm" draw:marker-end-width="0.279cm" draw:fill="solid" draw:fill-color="#ffffd7" draw:textarea-horizontal-align="justify" draw:textarea-vertical-align="middle" draw:auto-grow-height="false" fo:min-height="0.242cm" fo:min-width="0.16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666666" draw:marker-start-width="0.279cm" draw:marker-end-width="0.279cm" draw:fill="solid" draw:fill-color="#ffffd7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svg:stroke-width="0.051cm" svg:stroke-color="#666666" draw:marker-start-width="0.279cm" draw:marker-end-width="0.279cm" draw:fill="solid" draw:fill-color="#ffffd7" draw:textarea-horizontal-align="justify" draw:textarea-vertical-align="middle" draw:auto-grow-height="false" fo:min-height="0.242cm" fo:min-width="0.232cm" fo:padding-top="0.15cm" fo:padding-bottom="0.15cm" fo:padding-left="0.275cm" fo:padding-right="0.275cm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4b2204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5c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972f"/>
      <style:paragraph-properties fo:text-align="center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loext:graphic-properties draw:fill="solid" draw:fill-color="#50938a"/>
      <style:paragraph-properties fo:text-align="center"/>
    </style:style>
    <style:style style:name="P8" style:family="paragraph">
      <loext:graphic-properties draw:fill="solid" draw:fill-color="#d4ea6b"/>
      <style:paragraph-properties fo:text-align="center"/>
    </style:style>
    <style:style style:name="P9" style:family="paragraph">
      <loext:graphic-properties draw:fill="solid" draw:fill-color="#3465a4"/>
      <style:paragraph-properties fo:text-align="center"/>
    </style:style>
    <style:style style:name="P10" style:family="paragraph">
      <loext:graphic-properties draw:fill="solid" draw:fill-color="#e6e905"/>
      <style:paragraph-properties fo:text-align="center"/>
    </style:style>
    <style:style style:name="P11" style:family="paragraph">
      <loext:graphic-properties draw:fill="solid" draw:fill-color="#be480a"/>
      <style:paragraph-properties fo:text-align="center"/>
    </style:style>
    <style:style style:name="P12" style:family="paragraph">
      <loext:graphic-properties draw:fill="solid" draw:fill-color="#ffd8ce"/>
      <style:paragraph-properties fo:text-align="center"/>
    </style:style>
    <style:style style:name="P13" style:family="paragraph">
      <loext:graphic-properties draw:fill="solid" draw:fill-color="#28471f"/>
      <style:paragraph-properties fo:text-align="center"/>
    </style:style>
    <style:style style:name="P14" style:family="paragraph">
      <loext:graphic-properties draw:fill="solid" draw:fill-color="#ffb66c"/>
      <style:paragraph-properties fo:text-align="center"/>
    </style:style>
    <style:style style:name="P15" style:family="paragraph">
      <loext:graphic-properties draw:fill="solid" draw:fill-color="#ed4c05"/>
      <style:paragraph-properties fo:text-align="center"/>
    </style:style>
    <style:style style:name="P16" style:family="paragraph">
      <loext:graphic-properties draw:fill="solid" draw:fill-color="#ffffd7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385cm" svg:height="1.771cm" svg:x="1.264cm" svg:y="9.74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3.912cm" svg:height="1.581cm" svg:x="1.492cm" svg:y="9.9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3" draw:layer="layout" svg:width="2.869cm" svg:height="2.936cm" svg:x="1.997cm" svg:y="11.0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903cm" svg:height="1.2cm" svg:x="1.997cm" svg:y="9.9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717cm" svg:height="1.085cm" svg:x="3.644cm" svg:y="12.86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782cm" svg:height="0.542cm" svg:x="3.546cm" svg:y="11.6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718cm" svg:height="0.542cm" svg:x="2.323cm" svg:y="12.8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701cm" svg:height="0.368cm" svg:x="3.106cm" svg:y="10.6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782cm" svg:height="0.542cm" svg:x="2.323cm" svg:y="11.608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4.385cm" svg:height="1.771cm" svg:x="4.915cm" svg:y="8.7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3.912cm" svg:height="1.628cm" svg:x="5.143cm" svg:y="8.93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2.869cm" svg:height="2.762cm" svg:x="5.648cm" svg:y="10.1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954cm" svg:height="1.216cm" svg:x="5.629cm" svg:y="8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717cm" svg:height="1.085cm" svg:x="7.361cm" svg:y="11.7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81cm" svg:height="0.542cm" svg:x="7.264cm" svg:y="10.5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18cm" svg:height="0.542cm" svg:x="6.041cm" svg:y="11.7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702cm" svg:height="0.368cm" svg:x="6.823cm" svg:y="9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781cm" svg:height="0.542cm" svg:x="6.041cm" svg:y="10.5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717cm" svg:height="1.086cm" svg:x="7.361cm" svg:y="11.7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81cm" svg:height="0.542cm" svg:x="7.264cm" svg:y="10.5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18cm" svg:height="0.542cm" svg:x="6.041cm" svg:y="11.7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702cm" svg:height="0.368cm" svg:x="6.823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781cm" svg:height="0.542cm" svg:x="6.041cm" svg:y="10.5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5.079cm" svg:y="12.8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85cm" svg:height="1.771cm" svg:x="20.37cm" svg:y="6.9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" draw:layer="layout" svg:width="3.912cm" svg:height="1.677cm" svg:x="20.599cm" svg:y="7.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7" draw:layer="layout" svg:width="2.869cm" svg:height="2.761cm" svg:x="21.104cm" svg:y="8.28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973cm" svg:height="1.215cm" svg:x="21.066cm" svg:y="7.1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8" draw:layer="layout" svg:width="0.717cm" svg:height="1.086cm" svg:x="22.816cm" svg:y="9.9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82cm" svg:height="0.542cm" svg:x="22.718cm" svg:y="8.7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718cm" svg:height="0.542cm" svg:x="21.495cm" svg:y="9.9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01cm" svg:height="0.368cm" svg:x="22.278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0.782cm" svg:height="0.542cm" svg:x="21.495cm" svg:y="8.71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717cm" svg:height="1.086cm" svg:x="22.816cm" svg:y="9.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82cm" svg:height="0.542cm" svg:x="22.718cm" svg:y="8.7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718cm" svg:height="0.542cm" svg:x="21.495cm" svg:y="9.9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01cm" svg:height="0.368cm" svg:x="22.278cm" svg:y="7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draw:layer="layout" svg:width="0.782cm" svg:height="0.542cm" svg:x="21.495cm" svg:y="8.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20.729cm" svg:y="11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85cm" svg:height="1.771cm" svg:x="24.264cm" svg:y="5.1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3.912cm" svg:height="1.611cm" svg:x="24.492cm" svg:y="5.2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9" draw:layer="layout" svg:width="2.869cm" svg:height="2.761cm" svg:x="24.997cm" svg:y="6.4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cm" svg:height="1.216cm" svg:x="24.932cm" svg:y="5.2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0" draw:layer="layout" svg:width="0.717cm" svg:height="1.086cm" svg:x="26.776cm" svg:y="8.1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782cm" svg:height="0.542cm" svg:x="26.678cm" svg:y="6.9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718cm" svg:height="0.542cm" svg:x="25.456cm" svg:y="8.1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702cm" svg:height="0.368cm" svg:x="26.238cm" svg:y="5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81cm" svg:height="0.542cm" svg:x="25.456cm" svg:y="6.8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0.717cm" svg:height="1.086cm" svg:x="26.776cm" svg:y="8.1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782cm" svg:height="0.542cm" svg:x="26.678cm" svg:y="6.9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718cm" svg:height="0.542cm" svg:x="25.456cm" svg:y="8.1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702cm" svg:height="0.368cm" svg:x="26.238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81cm" svg:height="0.542cm" svg:x="25.456cm" svg:y="6.8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24.494cm" svg:y="9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85cm" svg:height="1.771cm" svg:x="16.519cm" svg:y="8.0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3.912cm" svg:height="1.658cm" svg:x="16.748cm" svg:y="8.2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11" draw:layer="layout" svg:width="2.869cm" svg:height="2.761cm" svg:x="17.253cm" svg:y="9.45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2.931cm" svg:height="1.216cm" svg:x="17.257cm" svg:y="8.2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2" draw:layer="layout" svg:width="0.717cm" svg:height="1.086cm" svg:x="18.982cm" svg:y="11.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0.782cm" svg:height="0.542cm" svg:x="18.884cm" svg:y="9.8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0.718cm" svg:height="0.542cm" svg:x="17.662cm" svg:y="11.1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702cm" svg:height="0.367cm" svg:x="18.444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781cm" svg:height="0.542cm" svg:x="17.662cm" svg:y="9.8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717cm" svg:height="1.086cm" svg:x="18.982cm" svg:y="11.1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0.782cm" svg:height="0.542cm" svg:x="18.884cm" svg:y="9.88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0.718cm" svg:height="0.542cm" svg:x="17.662cm" svg:y="11.14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0.702cm" svg:height="0.367cm" svg:x="18.44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781cm" svg:height="0.542cm" svg:x="17.662cm" svg:y="9.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16.473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85cm" svg:height="1.771cm" svg:x="12.38cm" svg:y="7.0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2" draw:layer="layout" svg:width="3.912cm" svg:height="1.669cm" svg:x="12.608cm" svg:y="7.2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3" draw:layer="layout" svg:width="2.869cm" svg:height="2.761cm" svg:x="13.113cm" svg:y="8.4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2.92cm" svg:height="1.216cm" svg:x="13.128cm" svg:y="7.2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4" draw:layer="layout" svg:width="0.717cm" svg:height="1.086cm" svg:x="14.877cm" svg:y="10.1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0.782cm" svg:height="0.542cm" svg:x="14.779cm" svg:y="8.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0.718cm" svg:height="0.542cm" svg:x="13.556cm" svg:y="10.12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701cm" svg:height="0.368cm" svg:x="14.339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782cm" svg:height="0.542cm" svg:x="13.556cm" svg:y="8.84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0.717cm" svg:height="1.086cm" svg:x="14.877cm" svg:y="10.10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0.782cm" svg:height="0.542cm" svg:x="14.779cm" svg:y="8.8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0.718cm" svg:height="0.542cm" svg:x="13.556cm" svg:y="10.1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701cm" svg:height="0.368cm" svg:x="14.339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782cm" svg:height="0.542cm" svg:x="13.556cm" svg:y="8.84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0.717cm" svg:height="1.086cm" svg:x="14.877cm" svg:y="10.1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0.782cm" svg:height="0.542cm" svg:x="14.779cm" svg:y="8.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0.718cm" svg:height="0.542cm" svg:x="13.556cm" svg:y="10.12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701cm" svg:height="0.368cm" svg:x="14.339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782cm" svg:height="0.542cm" svg:x="13.556cm" svg:y="8.84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0.717cm" svg:height="1.086cm" svg:x="14.877cm" svg:y="10.10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0.782cm" svg:height="0.542cm" svg:x="14.779cm" svg:y="8.8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0.718cm" svg:height="0.542cm" svg:x="13.556cm" svg:y="10.12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0.701cm" svg:height="0.368cm" svg:x="14.339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0.782cm" svg:height="0.542cm" svg:x="13.556cm" svg:y="8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12.366cm" svg:y="11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85cm" svg:height="1.771cm" svg:x="8.68cm" svg:y="8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2" draw:layer="layout" svg:width="3.912cm" svg:height="1.634cm" svg:x="8.908cm" svg:y="8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5" draw:layer="layout" svg:width="2.961cm" svg:height="1.215cm" svg:x="9.387cm" svg:y="8.4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5" draw:layer="layout" svg:width="2.869cm" svg:height="2.761cm" svg:x="9.413cm" svg:y="9.62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0.717cm" svg:height="1.086cm" svg:x="11.258cm" svg:y="11.3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0.782cm" svg:height="0.542cm" svg:x="11.16cm" svg:y="10.05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0.718cm" svg:height="0.542cm" svg:x="9.937cm" svg:y="11.31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0.701cm" svg:height="0.368cm" svg:x="10.72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782cm" svg:height="0.542cm" svg:x="9.937cm" svg:y="10.0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0.717cm" svg:height="1.086cm" svg:x="11.258cm" svg:y="11.30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0.782cm" svg:height="0.542cm" svg:x="11.16cm" svg:y="10.05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0.718cm" svg:height="0.542cm" svg:x="9.937cm" svg:y="11.3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0.701cm" svg:height="0.368cm" svg:x="10.72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782cm" svg:height="0.542cm" svg:x="9.937cm" svg:y="10.04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0.717cm" svg:height="1.086cm" svg:x="11.258cm" svg:y="11.3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0.782cm" svg:height="0.542cm" svg:x="11.16cm" svg:y="10.05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0.718cm" svg:height="0.542cm" svg:x="9.937cm" svg:y="11.31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0.701cm" svg:height="0.368cm" svg:x="10.72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782cm" svg:height="0.542cm" svg:x="9.937cm" svg:y="10.0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0.717cm" svg:height="1.086cm" svg:x="11.258cm" svg:y="11.30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0.782cm" svg:height="0.542cm" svg:x="11.16cm" svg:y="10.05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0.718cm" svg:height="0.542cm" svg:x="9.937cm" svg:y="11.3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0.701cm" svg:height="0.368cm" svg:x="10.72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782cm" svg:height="0.542cm" svg:x="9.937cm" svg:y="10.0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059cm" svg:height="0.399cm" svg:x="8.96cm" svg:y="12.374cm">
          <text:p/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2.993cm" svg:height="2.454cm" svg:x="2.049cm" svg:y="14.147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9cm" svg:x="1.907cm" svg:y="13.504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5.228cm" svg:y="14.147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8cm" svg:height="1.889cm" svg:x="5.12cm" svg:y="13.504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5.488cm" svg:y="12.47cm">
          <draw:image xlink:href="Pictures/1000020100000087000000719F802EFBB2CFFD84.png" xlink:type="simple" xlink:show="embed" xlink:actuate="onLoad" loext:mime-type="image/png">
            <text:p/>
          </draw:image>
        </draw:frame>
        <draw:g>
          <draw:frame draw:style-name="gr60" draw:text-style-name="P4" draw:layer="layout" svg:width="2.949cm" svg:height="1.889cm" svg:x="9.472cm" svg:y="14.68cm">
            <draw:image xlink:href="Pictures/100002010000008500000057DD8EDA45834E90C1.png" xlink:type="simple" xlink:show="embed" xlink:actuate="onLoad" loext:mime-type="image/png">
              <text:p/>
            </draw:image>
          </draw:frame>
          <draw:frame draw:style-name="gr60" draw:text-style-name="P4" draw:layer="layout" svg:width="2.993cm" svg:height="2.454cm" svg:x="9.712cm" svg:y="13.732cm">
            <draw:image xlink:href="Pictures/1000020100000087000000719F802EFBB2CFFD84.png" xlink:type="simple" xlink:show="embed" xlink:actuate="onLoad" loext:mime-type="image/png">
              <text:p/>
            </draw:image>
          </draw:frame>
          <draw:frame draw:style-name="gr60" draw:text-style-name="P4" draw:layer="layout" svg:width="2.948cm" svg:height="1.889cm" svg:x="9.604cm" svg:y="13.089cm">
            <draw:image xlink:href="Pictures/100002010000008500000057DD8EDA45834E90C1.png" xlink:type="simple" xlink:show="embed" xlink:actuate="onLoad" loext:mime-type="image/png">
              <text:p/>
            </draw:image>
          </draw:frame>
          <draw:frame draw:style-name="gr60" draw:text-style-name="P4" draw:layer="layout" svg:width="2.993cm" svg:height="2.454cm" svg:x="9.37cm" svg:y="12.039cm">
            <draw:image xlink:href="Pictures/1000020100000087000000719F802EFBB2CFFD84.png" xlink:type="simple" xlink:show="embed" xlink:actuate="onLoad" loext:mime-type="image/png">
              <text:p/>
            </draw:image>
          </draw:frame>
        </draw:g>
        <draw:frame draw:style-name="gr60" draw:text-style-name="P4" draw:layer="layout" svg:width="2.948cm" svg:height="1.888cm" svg:x="13.27cm" svg:y="14.713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13.51cm" svg:y="13.764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13.134cm" svg:y="12.949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8cm" svg:x="13.712cm" svg:y="12.355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13.166cm" svg:y="11.368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9cm" svg:x="13.058cm" svg:y="10.725cm">
          <draw:image xlink:href="Pictures/100002010000008500000057DD8EDA45834E90C1.png" xlink:type="simple" xlink:show="embed" xlink:actuate="onLoad" loext:mime-type="image/png">
            <text:p/>
          </draw:image>
        </draw:frame>
        <draw:g>
          <draw:frame draw:style-name="gr60" draw:text-style-name="P4" draw:layer="layout" svg:width="2.948cm" svg:height="1.888cm" svg:x="17.102cm" svg:y="14.713cm">
            <draw:image xlink:href="Pictures/100002010000008500000057DD8EDA45834E90C1.png" xlink:type="simple" xlink:show="embed" xlink:actuate="onLoad" loext:mime-type="image/png">
              <text:p/>
            </draw:image>
          </draw:frame>
          <draw:frame draw:style-name="gr60" draw:text-style-name="P4" draw:layer="layout" svg:width="2.993cm" svg:height="2.454cm" svg:x="17.342cm" svg:y="13.764cm">
            <draw:image xlink:href="Pictures/1000020100000087000000719F802EFBB2CFFD84.png" xlink:type="simple" xlink:show="embed" xlink:actuate="onLoad" loext:mime-type="image/png">
              <text:p/>
            </draw:image>
          </draw:frame>
          <draw:frame draw:style-name="gr60" draw:text-style-name="P4" draw:layer="layout" svg:width="2.949cm" svg:height="1.888cm" svg:x="17.233cm" svg:y="13.122cm">
            <draw:image xlink:href="Pictures/100002010000008500000057DD8EDA45834E90C1.png" xlink:type="simple" xlink:show="embed" xlink:actuate="onLoad" loext:mime-type="image/png">
              <text:p/>
            </draw:image>
          </draw:frame>
          <draw:frame draw:style-name="gr60" draw:text-style-name="P4" draw:layer="layout" svg:width="2.993cm" svg:height="2.454cm" svg:x="16.999cm" svg:y="12.071cm">
            <draw:image xlink:href="Pictures/1000020100000087000000719F802EFBB2CFFD84.png" xlink:type="simple" xlink:show="embed" xlink:actuate="onLoad" loext:mime-type="image/png">
              <text:p/>
            </draw:image>
          </draw:frame>
        </draw:g>
        <draw:frame draw:style-name="gr60" draw:text-style-name="P4" draw:layer="layout" svg:width="2.949cm" svg:height="1.888cm" svg:x="17.296cm" svg:y="11.781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8cm" svg:x="24.935cm" svg:y="14.713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5.175cm" svg:y="13.764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4.799cm" svg:y="12.949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8cm" svg:x="25.377cm" svg:y="12.355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4.832cm" svg:y="11.368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9cm" svg:x="24.723cm" svg:y="10.725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8cm" svg:x="21.323cm" svg:y="14.713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1.563cm" svg:y="13.764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1.187cm" svg:y="12.949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8cm" svg:x="21.765cm" svg:y="12.355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1.22cm" svg:y="11.368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9cm" svg:height="1.889cm" svg:x="21.111cm" svg:y="10.725cm">
          <draw:image xlink:href="Pictures/100002010000008500000057DD8EDA45834E90C1.png" xlink:type="simple" xlink:show="embed" xlink:actuate="onLoad" loext:mime-type="image/png">
            <text:p/>
          </draw:image>
        </draw:frame>
        <draw:frame draw:style-name="gr60" draw:text-style-name="P4" draw:layer="layout" svg:width="2.993cm" svg:height="2.454cm" svg:x="25.116cm" svg:y="9.548cm">
          <draw:image xlink:href="Pictures/1000020100000087000000719F802EFBB2CFFD84.png" xlink:type="simple" xlink:show="embed" xlink:actuate="onLoad" loext:mime-type="image/png">
            <text:p/>
          </draw:image>
        </draw:frame>
        <draw:frame draw:style-name="gr60" draw:text-style-name="P4" draw:layer="layout" svg:width="2.948cm" svg:height="1.888cm" svg:x="24.975cm" svg:y="8.906cm">
          <draw:image xlink:href="Pictures/100002010000008500000057DD8EDA45834E90C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50:49.457413712</meta:creation-date>
    <dc:date>2020-11-18T08:09:38.163293617</dc:date>
    <meta:editing-duration>PT11M23S</meta:editing-duration>
    <meta:editing-cycles>3</meta:editing-cycles>
    <meta:generator>LibreOffice/6.4.6.2$Linux_X86_64 LibreOffice_project/40$Build-2</meta:generator>
    <meta:document-statistic meta:object-count="157"/>
  </office:meta>
</office:document-meta>
</file>